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d528" officeooo:paragraph-rsid="001ed528"/>
    </style:style>
    <style:style style:name="P2" style:family="paragraph" style:parent-style-name="Standard">
      <style:paragraph-properties fo:text-align="center" style:justify-single-word="false"/>
      <style:text-properties officeooo:rsid="001ed528" officeooo:paragraph-rsid="001ed528"/>
    </style:style>
    <style:style style:name="P3" style:family="paragraph" style:parent-style-name="Standard">
      <style:text-properties fo:font-style="italic" officeooo:rsid="001ed528" officeooo:paragraph-rsid="001ed528" style:font-style-asian="italic" style:font-style-complex="italic"/>
    </style:style>
    <style:style style:name="P4" style:family="paragraph" style:parent-style-name="Standard">
      <style:text-properties officeooo:rsid="001fe780" officeooo:paragraph-rsid="001fe780"/>
    </style:style>
    <style:style style:name="P5" style:family="paragraph" style:parent-style-name="Standard">
      <style:text-properties officeooo:rsid="0021389d" officeooo:paragraph-rsid="0021389d"/>
    </style:style>
    <style:style style:name="P6" style:family="paragraph" style:parent-style-name="Standard">
      <style:text-properties officeooo:rsid="0021a1ab" officeooo:paragraph-rsid="0021a1ab"/>
    </style:style>
    <style:style style:name="P7" style:family="paragraph" style:parent-style-name="Standard">
      <style:text-properties officeooo:rsid="00224ad8" officeooo:paragraph-rsid="00224ad8"/>
    </style:style>
    <style:style style:name="P8" style:family="paragraph">
      <style:paragraph-properties fo:text-align="center"/>
    </style:style>
    <style:style style:name="P9" style:family="paragraph">
      <loext:graphic-properties draw:fill="none" draw:fill-color="#ffffff"/>
    </style:style>
    <style:style style:name="T1" style:family="text">
      <style:text-properties officeooo:rsid="0021389d"/>
    </style:style>
    <style:style style:name="T2" style:family="text">
      <style:text-properties style:text-position="super 58%"/>
    </style:style>
    <style:style style:name="T3" style:family="text">
      <style:text-properties style:text-position="super 58%" officeooo:rsid="0021389d"/>
    </style:style>
    <style:style style:name="T4" style:family="text">
      <style:text-properties style:text-position="super 58%" officeooo:rsid="0021a1ab"/>
    </style:style>
    <style:style style:name="T5" style:family="text">
      <style:text-properties officeooo:rsid="0021a1ab"/>
    </style:style>
    <style:style style:name="T6" style:family="text">
      <style:text-properties officeooo:rsid="0023972e"/>
    </style:style>
    <style:style style:name="T7" style:family="text">
      <style:text-properties style:text-position="33% 58%"/>
    </style:style>
    <style:style style:name="gr1" style:family="graphic">
      <style:graphic-properties draw:textarea-horizontal-align="justify" draw:textarea-vertical-align="middle" draw:auto-grow-height="false" fo:min-height="0.1063in" fo:min-width="0.106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07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stricted Dual Composition</text:p>
      <text:p text:style-name="P2">by Sven Nilsen, 2021</text:p>
      <text:p text:style-name="P1"/>
      <text:p text:style-name="P3">In this paper I introduce an inference rule for Avatar Logic that restricts composition to dual targets.</text:p>
      <text:p text:style-name="P1"/>
      <text:p text:style-name="P4">A monotonic solver is like nuclear physics: It is easy to create explosions, but hard to harnest the energy for useful purposes. Similarly, in Category Theory composition “explodes” combinatorically, but it is hard to find compositions that are relevant for specific proofs. In Avatar Logic, the rule for composition is:</text:p>
      <text:p text:style-name="P4"/>
      <text:p text:style-name="P4"><text:tab/>(X, Z) :- (X, Y), (Y, Z).</text:p>
      <text:p text:style-name="P4"/>
      <text:p text:style-name="P4">Restricted Dual Composition solves this problem by modifying the rule for composition:</text:p>
      <text:p text:style-name="P4"/>
      <text:p text:style-name="P4"><text:tab/><text:span text:style-name="T1">(X, Z) :- (X, Y), (Y, Z), (X</text:span><text:span text:style-name="T3">*</text:span><text:span text:style-name="T1">, X).</text:span></text:p>
      <text:p text:style-name="P4"/>
      <text:p text:style-name="P5">Here, `X<text:span text:style-name="T2">*</text:span>` means that there is some dual of `X`, which for a single 1-avatar `c` corresponds to 2 rules:</text:p>
      <text:p text:style-name="P5"/>
      <text:p text:style-name="P5"><text:tab/>(X, Z) :- (X, Y), (Y, Z), (c’(X), X).</text:p>
      <text:p text:style-name="P5"><text:tab/>(c’(X), Z) :- (c’(X), Y), (Y, Z), (X, c’(X)).</text:p>
      <text:p text:style-name="P5"/>
      <text:p text:style-name="P5">It means that when `(X<text:span text:style-name="T2">*</text:span>, X)` is specified, it behaves like a goal that “<text:span text:style-name="T5">targets” `(X, X</text:span><text:span text:style-name="T4">*</text:span><text:span text:style-name="T5">)` and vice versa.</text:span></text:p>
      <text:p text:style-name="P5"/>
      <text:p text:style-name="P6">Composition in this logic is restricted to outgoing arrows of `X` or `X<text:span text:style-name="T2">*</text:span>`.</text:p>
      <text:p text:style-name="P6"/>
      <text:p text:style-name="P7">The idea is that composition propagates in a controllable fashion, such that isomorphism between the duals is proved if there exists a <text:span text:style-name="T6">directional </text:span>loop <text:span text:style-name="T6">back to `X`:</text:span></text:p>
      <text:p text:style-name="P7"><draw:custom-shape text:anchor-type="paragraph" draw:z-index="0" draw:name="Shape1" draw:style-name="gr1" draw:text-style-name="P8" svg:width="0.1496in" svg:height="0.1496in" svg:x="2.7717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1" draw:text-style-name="P8" svg:width="0.1496in" svg:height="0.1496in" svg:x="3.7799in" svg:y="0.7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8" svg:width="0.1496in" svg:height="0.1496in" svg:x="3.7799in" svg:y="1.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1" draw:text-style-name="P8" svg:width="0.1496in" svg:height="0.1496in" svg:x="2.772in" svg:y="1.58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2" draw:style-name="gr2" draw:text-style-name="P8" svg:x1="2.9209in" svg:y1="0.8118in" svg:x2="3.7799in" svg:y2="0.8354in"><text:p/></draw:line><draw:line text:anchor-type="paragraph" draw:z-index="5" draw:name="Shape2" draw:style-name="gr2" draw:text-style-name="P8" svg:x1="3.85in" svg:y1="0.9161in" svg:x2="3.85in" svg:y2="1.5697in"><text:p/></draw:line><draw:line text:anchor-type="paragraph" draw:z-index="6" draw:name="Shape2" draw:style-name="gr2" draw:text-style-name="P8" svg:x1="3.748in" svg:y1="1.6618in" svg:x2="2.9217in" svg:y2="1.6618in"><text:p/></draw:line><draw:line text:anchor-type="paragraph" draw:z-index="7" draw:name="Shape2" draw:style-name="gr2" draw:text-style-name="P8" svg:x1="2.8425in" svg:y1="1.585in" svg:x2="2.8425in" svg:y2="0.8925in"><text:p/></draw:line><draw:line text:anchor-type="paragraph" draw:z-index="8" draw:name="Shape2" draw:style-name="gr3" draw:text-style-name="P8" svg:x1="2.9209in" svg:y1="0.8925in" svg:x2="3.7799in" svg:y2="1.5697in"><text:p/></draw:line><draw:line text:anchor-type="paragraph" draw:z-index="9" draw:name="Shape2" draw:style-name="gr3" draw:text-style-name="P8" svg:x1="2.9217in" svg:y1="0.8925in" svg:x2="2.9217in" svg:y2="1.585in"><text:p/></draw:line><draw:frame text:anchor-type="paragraph" draw:z-index="10" draw:name="Shape3" draw:style-name="gr4" draw:text-style-name="P9" svg:width="0.2287in" svg:height="0.1925in" svg:x="3.3382in" svg:y="0.9618in"><draw:text-box><text:p>1</text:p></draw:text-box></draw:frame><draw:frame text:anchor-type="paragraph" draw:z-index="11" draw:name="Shape4" draw:style-name="gr5" draw:text-style-name="P9" svg:width="0.228in" svg:height="0.213in" svg:x="2.9764in" svg:y="1.0638in"><draw:text-box><text:p>2</text:p></draw:text-box></draw:frame><draw:frame text:anchor-type="paragraph" draw:z-index="12" draw:name="Shape5" draw:style-name="gr6" draw:text-style-name="P9" svg:width="0.2921in" svg:height="0.2996in" svg:x="2.5583in" svg:y="0.5283in"><draw:text-box><text:p>X</text:p></draw:text-box></draw:frame><draw:frame text:anchor-type="paragraph" draw:z-index="13" draw:name="Shape5" draw:style-name="gr6" draw:text-style-name="P9" svg:width="0.2921in" svg:height="0.2996in" svg:x="2.5665in" svg:y="1.7339in"><draw:text-box><text:p>X<text:span text:style-name="T7">*</text:span></text:p></draw:text-box></draw:frame><draw:frame text:anchor-type="paragraph" draw:z-index="14" draw:name="Shape6" draw:style-name="gr7" draw:text-style-name="P9" svg:width="0.3543in" svg:height="0.3071in" svg:x="3.9291in" svg:y="0.5283in"><draw:text-box><text:p>A</text:p></draw:text-box></draw:frame><draw:frame text:anchor-type="paragraph" draw:z-index="15" draw:name="Shape6" draw:style-name="gr7" draw:text-style-name="P9" svg:width="0.3543in" svg:height="0.3071in" svg:x="3.9681in" svg:y="1.7189in"><draw:text-box><text:p>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15:30:18.364406000</meta:creation-date>
    <dc:date>2021-04-18T17:48:51.607564000</dc:date>
    <meta:editing-duration>PT7M9S</meta:editing-duration>
    <meta:editing-cycles>1</meta:editing-cycles>
    <meta:document-statistic meta:table-count="0" meta:image-count="0" meta:object-count="0" meta:page-count="1" meta:paragraph-count="13" meta:word-count="200" meta:character-count="1150" meta:non-whitespace-character-count="959"/>
    <meta:generator>LibreOffice/5.1.2.2$MacOSX_X86_64 LibreOffice_project/d3bf12ecb743fc0d20e0be0c58ca359301eb705f</meta:generator>
  </office:meta>
</office:document-meta>
</file>